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9.54mm" svg:height="142.75mm" svg:x="214.49mm" svg:y="18.06mm">
            <loext:p draw:notify-on-update-of-ranges="Sheet1.C5:Sheet1.C22 Sheet1.D3:Sheet1.D4 Sheet1.D5:Sheet1.D22 Sheet1.E3:Sheet1.E4 Sheet1.E5:Sheet1.E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Gantt-char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aak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itzoeken + kiezen dev-platform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itzoeken + Kiezen knx-tp interfac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zetten embedded linux systeem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n prototype pc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n classes voor sim-knx communicati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en c++ classes via google-test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en bus communicatie via objecten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n inhoudstafel + inleidin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lementatie uitwendige configuratie via json fil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itzoeken mogelijkheden uitwendige api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ebsite voor configuratie van json config fil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lementeren Uitwendige api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ussentijdse presentati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mplementeren van “high-level” apps op api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en en opbouwen test-opstelling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chrijven scripti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oorbereiden verdediging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rdediging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nl" fo:country="B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B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4:12:16.7430610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09:46:29.364853484</meta:creation-date>
    <dc:date>2017-03-14T14:15:25.484575861</dc:date>
    <meta:editing-duration>PT54M56S</meta:editing-duration>
    <meta:editing-cycles>5</meta:editing-cycles>
    <meta:generator>LibreOffice/5.3.0.3$Linux_X86_64 LibreOffice_project/30m0$Build-3</meta:generator>
    <meta:document-statistic meta:table-count="1" meta:cell-count="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7" chart:origin="0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955cm" svg:height="14.276cm" xlink:href=".." xlink:type="simple" chart:class="chart:bar" chart:style-name="ch1">
        <chart:title svg:x="8.269cm" svg:y="0.42cm" chart:style-name="ch2">
          <text:p>Gantt-chart</text:p>
        </chart:title>
        <chart:plot-area chart:style-name="ch3" table:cell-range-address="Sheet1.C5:Sheet1.E22 Sheet1.D3:Sheet1.E4" chart:data-source-has-labels="both" svg:x="0.379cm" svg:y="1.458cm" svg:width="18.197cm" svg:height="12.533cm">
          <chartooo:coordinate-region svg:x="8.435cm" svg:y="2.053cm" svg:width="9.954cm" svg:height="11.938cm"/>
          <chart:axis chart:dimension="x" chart:name="primary-x" chart:style-name="ch4" chartooo:axis-type="auto">
            <chartooo:date-scale/>
            <chart:categories table:cell-range-address="Sheet1.C5:Sheet1.C22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5:Sheet1.D22" chart:label-cell-address="Sheet1.D3:Sheet1.D4" chart:class="chart:bar">
            <chart:data-point chart:repeated="18"/>
          </chart:series>
          <chart:series chart:style-name="ch9" chart:values-cell-range-address="Sheet1.E5:Sheet1.E22" chart:label-cell-address="Sheet1.E3:Sheet1.E4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</text:p>
                <text:list>
                  <text:list-item>
                    <text:p/>
                  </text:list-item>
                  <text:list-item>
                    <text:p>start</text:p>
                  </text:list-item>
                </text:list>
                <draw:g>
                  <svg:desc>Sheet1.D3:Sheet1.D4</svg:desc>
                </draw:g>
              </table:table-cell>
              <table:table-cell office:value-type="string">
                <text:p>length</text:p>
                <text:list>
                  <text:list-item>
                    <text:p/>
                  </text:list-item>
                  <text:list-item>
                    <text:p>length</text:p>
                  </text:list-item>
                </text:list>
                <draw:g>
                  <svg:desc>Sheet1.E3:Sheet1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itzoeken + kiezen dev-platform</text:p>
                <draw:g>
                  <svg:desc>Sheet1.C5:Sheet1.C22</svg:desc>
                </draw:g>
              </table:table-cell>
              <table:table-cell office:value-type="float" office:value="7">
                <text:p>7</text:p>
                <draw:g>
                  <svg:desc>Sheet1.D5:Sheet1.D22</svg:desc>
                </draw:g>
              </table:table-cell>
              <table:table-cell office:value-type="float" office:value="1">
                <text:p>1</text:p>
                <draw:g>
                  <svg:desc>Sheet1.E5:Sheet1.E22</svg:desc>
                </draw:g>
              </table:table-cell>
            </table:table-row>
            <table:table-row>
              <table:table-cell office:value-type="string">
                <text:p>Uitzoeken + Kiezen knx-tp interface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pzetten embedded linux systeem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ken prototype pcb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classes voor sim-knx communicatie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n c++ classes via google-test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sten bus communicatie via objecte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ken inhoudstafel + inleiding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atie uitwendige configuratie via json files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itzoeken mogelijkheden uitwendige api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Website voor configuratie van json config files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Uitwendige api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ssentijdse presentatie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mplementeren van “high-level” apps op api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esten en opbouwen test-opstelling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chrijven scriptie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Voorbereiden verdediging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Verdediging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